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3" style:family="paragraph" style:parent-style-name="Text_20_body">
      <style:paragraph-properties fo:margin-top="0in" fo:margin-bottom="0in" fo:line-height="114%" fo:text-align="center" style:justify-single-word="false" style:writing-mode="lr-tb"/>
      <style:text-properties fo:font-variant="normal" fo:text-transform="none" fo:color="#000000" style:text-line-through-style="none" style:font-name="Arial1" fo:font-size="14.25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in" fo:margin-bottom="0in" fo:line-height="113%" fo:text-align="center" style:justify-single-word="false" style:writing-mode="lr-tb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0in" fo:margin-bottom="0in" fo:line-height="114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P8" style:family="paragraph" style:parent-style-name="Text_20_body">
      <style:paragraph-properties fo:margin-top="0in" fo:margin-bottom="0in" fo:line-height="113%" fo:text-align="center" style:justify-single-word="false"/>
      <style:text-properties fo:color="#000000" style:font-name="Arial" fo:font-size="14pt" fo:font-weight="bold" style:font-size-asian="14pt" style:font-weight-asian="bold"/>
    </style:style>
    <style:style style:name="P9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0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/>
    </style:style>
    <style:style style:name="P11" style:family="paragraph" style:parent-style-name="Text_20_body">
      <style:paragraph-properties fo:margin-top="0in" fo:margin-bottom="0in" fo:line-height="113%"/>
      <style:text-properties fo:color="#000000" style:font-name="Arial" fo:font-weight="bold" style:font-weight-asian="bold" style:font-weight-complex="bold"/>
    </style:style>
    <style:style style:name="P12" style:family="paragraph" style:parent-style-name="Text_20_body">
      <style:paragraph-properties fo:margin-top="0in" fo:margin-bottom="0in" fo:line-height="113%"/>
    </style:style>
    <style:style style:name="P13" style:family="paragraph" style:parent-style-name="Text_20_body">
      <style:paragraph-properties fo:margin-top="0in" fo:margin-bottom="0in" fo:line-height="113%"/>
      <style:text-properties fo:color="#000000" style:font-name="Arial"/>
    </style:style>
    <style:style style:name="P14" style:family="paragraph" style:parent-style-name="Text_20_body">
      <style:paragraph-properties fo:margin-top="0in" fo:margin-bottom="0in" fo:line-height="113%"/>
      <style:text-properties fo:color="#000000" style:font-name="Arial" fo:font-size="14pt" fo:font-weight="bold" style:font-size-asian="14pt" style:font-weight-asian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000000" style:font-name="Arial"/>
    </style:style>
    <style:style style:name="T3" style:family="text">
      <style:text-properties fo:font-size="14pt" fo:font-weight="bold" style:font-size-asian="14pt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kills</text:p>
      <text:p text:style-name="P4">Skills are broken up into four conceptual groups, Primary, Secondary, Power and Tech. </text:p>
      <text:p text:style-name="Text_20_body"/>
      <text:p text:style-name="P2">Primary <text:span text:style-name="T1">- Primary damage dealers</text:span></text:p>
      <text:p text:style-name="P4">Laser Shot - Fast and accurate laser shot with medium damage. </text:p>
      <text:p text:style-name="P4"><text:s text:c="20"/>Damage: 10-12 <text:s text:c="2"/>Cooldown: .8s</text:p>
      <text:p text:style-name="Text_20_body"/>
      <text:p text:style-name="P4">Buckshot - Shoots a blast of buckshot that does high damage but has low range. </text:p>
      <text:p text:style-name="P4"><text:s text:c="19"/>Damage: 3-6 X 5 <text:s text:c="2"/>Cooldown: .8s</text:p>
      <text:p text:style-name="Text_20_body"/>
      <text:p text:style-name="P4">Ricochet Blade -Shoots a deadly blade that bounces off walls and pierces enemies.</text:p>
      <text:p text:style-name="P4"><text:s text:c="27"/>Damage: 7-9 <text:s text:c="4"/>Cooldown: .8s</text:p>
      <text:p text:style-name="Text_20_body"/>
      <text:p text:style-name="P4">Rocket Launcher - Shoots a rocket that explodes and does AOE damage.</text:p>
      <text:p text:style-name="P4"><text:s text:c="31"/>Damage: 14-16 <text:s text:c="3"/>Cooldown: .8s </text:p>
      <text:p text:style-name="Text_20_body"/>
      <text:p text:style-name="P2">Secondary <text:span text:style-name="T1">- Seondary damage dealers with utility</text:span></text:p>
      <text:p text:style-name="P4">Bash Attack - An Aoe strike with short range that bashes enemies backwards and stuns.</text:p>
      <text:p text:style-name="P4"><text:s text:c="22"/>Damage: 13-15 <text:s text:c="5"/>Cooldown: 3s <text:s text:c="11"/></text:p>
      <text:p text:style-name="Text_20_body"/>
      <text:p text:style-name="P4">Dash Attack - Dashes forward passing through enemies slowing them and doing damage.</text:p>
      <text:p text:style-name="P4"><text:s text:c="23"/>Damage: 12-14 <text:s text:c="4"/>Cooldown: 3s</text:p>
      <text:p text:style-name="Text_20_body"/>
      <text:p text:style-name="P4">Boomerang Blade- A boomerang attack that leeches life from all enemies struck, catch the <text:s/><text:tab/><text:tab/> <text:s text:c="5"/>boomerang on the way back to reset the cooldown.</text:p>
      <text:p text:style-name="P4"><text:s text:c="28"/>Damage: 14-16 <text:s text:c="7"/>Cooldown: 4.5s</text:p>
      <text:p text:style-name="Text_20_body"/>
      <text:p text:style-name="P4">Snipe - Shoots a long range powerful beam of energy that always causes a critical hit.</text:p>
      <text:p text:style-name="P4"><text:s text:c="13"/>Damage: 19-22 x2 <text:s text:c="9"/>Cooldown: 5s</text:p>
      <text:p text:style-name="Text_20_body"/>
      <text:p text:style-name="P2">Power <text:span text:style-name="T1">-High damage high cooldown</text:span></text:p>
      <text:p text:style-name="P4">Poison Grenade- A poison bomb that trails poisonous gas that slows and damages.</text:p>
      <text:p text:style-name="P4"><text:s text:c="29"/>Damage: 6/s X 7s <text:s text:c="12"/>Cooldown: 25s</text:p>
      <text:p text:style-name="Text_20_body"/>
      <text:p text:style-name="P6">Flame Strike- An aoe melee attack</text:p>
      <text:p text:style-name="P4"><text:s text:c="28"/>Damage: 15 -17 + 10 -20 over 5 <text:s text:c="7"/>Coolownn: 10s</text:p>
      <text:p text:style-name="Text_20_body"/>
      <text:p text:style-name="P4">Cluster Bomb- Throws a cluster of bombs that stun enemies in a medium radius.</text:p>
      <text:p text:style-name="P4"><text:s text:c="25"/>Damage: 10-12 x3 <text:s text:c="15"/>Cooldown: 5s</text:p>
      <text:p text:style-name="Text_20_body"/>
      <text:p text:style-name="P4">Exploding Barrel- Rolls an explosive barrel that explodes into high damaging shrapnal.</text:p>
      <text:p text:style-name="P4"><text:s text:c="30"/>Damage: 15 -17 <text:s text:c="14"/>Cooldown: 10s</text:p>
      <text:p text:style-name="P2"><text:soft-page-break/>Tech <text:span text:style-name="T1">- Utility</text:span></text:p>
      <text:p text:style-name="P4">Leeching Blades - Launches blades that spin around you doing damage and leeching <text:s text:c="2"/><text:tab/> <text:s text:c="19"/>health from enemies.</text:p>
      <text:p text:style-name="P4"><text:s text:c="31"/>Damage: 10-12 x3 <text:s text:c="12"/>Cooldown: <text:s/>1800</text:p>
      <text:p text:style-name="Text_20_body"/>
      <text:p text:style-name="P4">Gravity Shield- Creates a defensive shield around the player mitigating melee damage and <text:s/><text:tab/> <text:s text:c="13"/>deflecting ranged attacks. </text:p>
      <text:p text:style-name="P4"><text:s text:c="26"/>Damage: N/A <text:s text:c="16"/>Cooldown: 20s</text:p>
      <text:p text:style-name="Text_20_body"/>
      <text:p text:style-name="P4">Ice Ward - Places a damage ward on the ground damaging and slowing all enemies <text:tab/> <text:s text:c="16"/><text:tab/> <text:s text:c="7"/>in its area of effect. </text:p>
      <text:p text:style-name="P4"><text:s text:c="26"/>Damage: <text:s text:c="2"/>2/s <text:s text:c="20"/>Cooldown: 30s</text:p>
      <text:p text:style-name="P1"/>
      <text:p text:style-name="P4">Attack Droid - Spawns a droid that flies around with you shooting at enemies </text:p>
      <text:p text:style-name="P4"><text:s text:c="23"/>Damage: 7-9 <text:s text:c="18"/>Cooldown: 30s</text:p>
      <text:p text:style-name="Text_20_body"/>
      <text:p text:style-name="Text_20_body"/>
      <text:p text:style-name="P8">ARMOR</text:p>
      <text:p text:style-name="P7">Weapon</text:p>
      <text:p text:style-name="P7"/>
      <text:p text:style-name="P9">Damage</text:p>
      <text:p text:style-name="P9"><text:s text:c="3"/>5% per point</text:p>
      <text:p text:style-name="P9"><text:s text:c="2"/>Points: 5</text:p>
      <text:p text:style-name="P9"/>
      <text:p text:style-name="P9">Attack Speed </text:p>
      <text:p text:style-name="P9"><text:s text:c="2"/>5% per point</text:p>
      <text:p text:style-name="P9"><text:s text:c="2"/>Points: 5</text:p>
      <text:p text:style-name="P9"/>
      <text:p text:style-name="P9">Crit Chance</text:p>
      <text:p text:style-name="P9"><text:s text:c="2"/>%10 per point</text:p>
      <text:p text:style-name="P9"><text:s text:c="2"/>Points: 3</text:p>
      <text:p text:style-name="P7"/>
      <text:p text:style-name="P9">Bayonette Attachment (unlockable)</text:p>
      <text:p text:style-name="P9"><text:s text:c="2"/>+25% melee damage per point</text:p>
      <text:p text:style-name="P9"><text:s text:c="2"/>Points: 2</text:p>
      <text:p text:style-name="P9"/>
      <text:p text:style-name="P9">Steroid Potions (unlockable)</text:p>
      <text:p text:style-name="P9"><text:s text:c="2"/>-Using a potion resets all cooldowns</text:p>
      <text:p text:style-name="P9"><text:s text:c="2"/>Points: 1</text:p>
      <text:p text:style-name="P9"/>
      <text:p text:style-name="P9">Crit Damage (unlockable)</text:p>
      <text:p text:style-name="P9"><text:s text:c="3"/>+50% crit damage</text:p>
      <text:p text:style-name="P9"><text:s text:c="3"/>Points: 2</text:p>
      <text:p text:style-name="P9"/>
      <text:p text:style-name="P7"><text:soft-page-break/>Helm</text:p>
      <text:p text:style-name="P9">See Enemy Health: </text:p>
      <text:p text:style-name="P12"><text:span text:style-name="Default_20_Paragraph_20_Font"><text:span text:style-name="T2"><text:s text:c="2"/>-see enemy health bars</text:span></text:span></text:p>
      <text:p text:style-name="P9"><text:s text:c="3"/>Points: 1</text:p>
      <text:p text:style-name="P9"/>
      <text:p text:style-name="P9">Life Leech:</text:p>
      <text:p text:style-name="P9"><text:s text:c="2"/>+5% life leech per point</text:p>
      <text:p text:style-name="P9"><text:s text:c="2"/>Points: 5</text:p>
      <text:p text:style-name="P9"/>
      <text:p text:style-name="P9">Upgraded Radar: <text:s/>(unlockable)</text:p>
      <text:p text:style-name="P9"><text:s text:c="2"/>-see enemies on radar <text:s/></text:p>
      <text:p text:style-name="P9"><text:s text:c="2"/>Points: 1</text:p>
      <text:p text:style-name="P9"/>
      <text:p text:style-name="P9">Double Gold Find: (unlockable)</text:p>
      <text:p text:style-name="P9">-double the value of gold you collect</text:p>
      <text:p text:style-name="P9"><text:s text:c="2"/>Points: 1</text:p>
      <text:p text:style-name="P9"><text:s text:c="2"/></text:p>
      <text:p text:style-name="P9">Healing Effectiveness (unlockable)</text:p>
      <text:p text:style-name="P9"><text:s text:c="2"/>+15% healing effectiveness per point</text:p>
      <text:p text:style-name="P9"><text:s text:c="2"/>Points: 3</text:p>
      <text:p text:style-name="P9"/>
      <text:p text:style-name="P7">Armor</text:p>
      <text:p text:style-name="P9"/>
      <text:p text:style-name="P9">Health</text:p>
      <text:p text:style-name="P9"><text:s text:c="2"/>+10 health per point</text:p>
      <text:p text:style-name="P9"><text:s text:c="2"/>Points: 10</text:p>
      <text:p text:style-name="P9"/>
      <text:p text:style-name="P9">Number of Potions</text:p>
      <text:p text:style-name="P9"><text:s text:c="2"/>+1 extra potion per point</text:p>
      <text:p text:style-name="P9"><text:s text:c="2"/>Points: 5</text:p>
      <text:p text:style-name="P9"/>
      <text:p text:style-name="P9">Hardened Armor</text:p>
      <text:p text:style-name="P9"><text:s text:c="2"/>-Enemies can no longer critical hit you</text:p>
      <text:p text:style-name="P9"><text:s text:c="2"/>Points: 1</text:p>
      <text:p text:style-name="P9"/>
      <text:p text:style-name="P9">Hard to Kill (unlockable)</text:p>
      <text:p text:style-name="P9"><text:s text:c="2"/>-When below 33% health, DR is incresed +50%</text:p>
      <text:p text:style-name="P9"><text:s text:c="2"/>Points: 1</text:p>
      <text:p text:style-name="P9"/>
      <text:p text:style-name="P9">Proximity Shields: (unlockable)</text:p>
      <text:p text:style-name="P9"><text:s text:c="3"/>+15% damage reduction when at close range</text:p>
      <text:p text:style-name="P9">Points: 2</text:p>
      <text:p text:style-name="P9"/>
      <text:p text:style-name="P9">Thorns (unlockable)</text:p>
      <text:p text:style-name="P9"><text:s text:c="2"/>+10% Thorns damage per point</text:p>
      <text:p text:style-name="P9"><text:s text:c="2"/>Points: 3</text:p>
      <text:p text:style-name="P9"><text:soft-page-break/><text:span text:style-name="T3"><text:line-break/>Boots</text:span></text:p>
      <text:p text:style-name="P7"/>
      <text:p text:style-name="P9">Double Jump</text:p>
      <text:p text:style-name="P9"><text:s text:c="2"/>-Gives you a second jump after your first one</text:p>
      <text:p text:style-name="P9"><text:s text:c="2"/>Points:1</text:p>
      <text:p text:style-name="P9"/>
      <text:p text:style-name="P9">Jetpack Boots</text:p>
      <text:p text:style-name="P9"><text:s text:c="2"/>-Gives you a jetpack you can fire to hover in place</text:p>
      <text:p text:style-name="P9"><text:s text:c="2"/>Points: 1</text:p>
      <text:p text:style-name="P9"/>
      <text:p text:style-name="P9">CC reduction (unlockable)</text:p>
      <text:p text:style-name="P9"><text:s text:c="2"/>+20% CC Reduction</text:p>
      <text:p text:style-name="P9"><text:s text:c="2"/>Points: 3</text:p>
      <text:p text:style-name="P9"/>
      <text:p text:style-name="P9">Move Speed (unlockable)</text:p>
      <text:p text:style-name="P9"><text:s text:c="2"/>+5% Move Speed</text:p>
      <text:p text:style-name="P9"><text:s text:c="2"/>Points: 5</text:p>
      <text:p text:style-name="Text_20_body"><text:s text:c="2"/></text:p>
      <text:p text:style-name="Text_20_body"/>
      <text:p text:style-name="Text_20_body"><text:line-break/></text:p>
      <text:p text:style-name="P11">Modifier Ideas:</text:p>
      <text:p text:style-name="P12">Weapon - After a crit, gain 50% attack speed for 5 seconds</text:p>
      <text:p text:style-name="P5">Weapon - Ranged attacks have a 50% to s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0DT4H17M11S</meta:editing-duration>
    <meta:editing-cycles>49</meta:editing-cycles>
    <meta:generator>OpenOffice.org/3.4.1$Win32 OpenOffice.org_project/341m1$Build-9593</meta:generator>
    <dc:date>2014-05-17T14:28:51.85</dc:date>
    <meta:document-statistic meta:table-count="0" meta:image-count="0" meta:object-count="0" meta:page-count="4" meta:paragraph-count="112" meta:word-count="574" meta:character-count="4088"/>
    <meta:user-defined meta:name="Info 1"/>
    <meta:user-defined meta:name="Info 2"/>
    <meta:user-defined meta:name="Info 3"/>
    <meta:user-defined meta:name="Info 4"/>
  </office:meta>
</office:document-meta>
</file>